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fo:background-color="#00B050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36">
      <style:table-cell-properties style:vertical-align="automatic" fo:wrap-option="wrap" fo:background-color="#00B050"/>
    </style:style>
    <style:style style:name="ce9" style:family="table-cell" style:parent-style-name="Default" style:data-style-name="N0">
      <style:table-cell-properties style:vertical-align="automatic" fo:wrap-option="wrap" fo:background-color="#FF0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19">
      <style:table-cell-properties style:vertical-align="automatic" fo:wrap-option="wrap" fo:background-color="#FF0000"/>
    </style:style>
    <style:style style:name="ce12" style:family="table-cell" style:parent-style-name="Default" style:data-style-name="N0">
      <style:table-cell-properties style:vertical-align="automatic" fo:wrap-option="wrap" fo:background-color="#FF0000"/>
    </style:style>
    <style:style style:name="ce13" style:family="table-cell" style:parent-style-name="Default" style:data-style-name="N36">
      <style:table-cell-properties style:vertical-align="automatic" fo:wrap-option="wrap" fo:background-color="#FF0000"/>
    </style:style>
    <style:style style:name="ce14" style:family="table-cell" style:parent-style-name="Default" style:data-style-name="N0">
      <style:table-cell-properties style:vertical-align="automatic" fo:wrap-option="wrap" fo:background-color="#00B050"/>
    </style:style>
    <style:style style:name="ce15" style:family="table-cell" style:parent-style-name="Default" style:data-style-name="N19">
      <style:table-cell-properties style:vertical-align="automatic" fo:wrap-option="wrap" fo:background-color="#00B050"/>
    </style:style>
    <style:style style:name="ce16" style:family="table-cell" style:parent-style-name="Default" style:data-style-name="N19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B050"/>
    </style:style>
    <style:style style:name="ce18" style:family="table-cell" style:parent-style-name="Default" style:data-style-name="N36">
      <style:table-cell-properties fo:background-color="#FF0000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10.26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9.49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ruppenleiter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Was wird getestet?</text:p>
          </table:table-cell>
          <table:table-cell office:value-type="string" table:style-name="ce6">
            <text:p>Wie genau?</text:p>
          </table:table-cell>
          <table:table-cell office:value-type="string" table:style-name="ce6">
            <text:p>Was wird erwartet?</text:p>
          </table:table-cell>
          <table:table-cell office:value-type="string" table:style-name="ce6">
            <text:p>Was ist das Ergebnis?</text:p>
          </table:table-cell>
          <table:table-cell office:value-type="string" table:style-name="ce6">
            <text:p>Datum</text:p>
          </table:table-cell>
          <table:table-cell office:value-type="string" table:style-name="ce6">
            <text:p>Überarbeitet</text:p>
          </table:table-cell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4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number-columns-repeated="3"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2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ehlermeldung, altes PW falsch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ehlermeldung, PW stimmen nicht überein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ehlermeldung</text:p>
          </table:table-cell>
          <table:table-cell office:value-type="date" office:date-value="2013-10-15T00:00:00" table:style-name="ce8">
            <text:p>15.10.13</text:p>
          </table:table-cell>
          <table:table-cell office:value-type="string" table:style-name="ce6">
            <text:p>ja.</text:p>
          </table:table-cell>
          <table:table-cell table:number-columns-repeated="16378" table:style-name="ce7"/>
        </table:table-row>
        <table:table-row table:style-name="ro2">
          <table:table-cell table:number-columns-repeated="4" table:style-name="ce4"/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9">
            <text:p>Drucken</text:p>
          </table:table-cell>
          <table:table-cell office:value-type="string" table:style-name="ce9">
            <text:p>Der „Drucken“ Knopf wird betätigt.</text:p>
          </table:table-cell>
          <table:table-cell office:value-type="string" table:style-name="ce9">
            <text:p>Das angezeigte Fenster/ die Tabelle wird gedruckt.</text:p>
          </table:table-cell>
          <table:table-cell office:value-type="string" table:style-name="ce9">
            <text:p>nuns</text:p>
          </table:table-cell>
          <table:table-cell office:value-type="date" office:date-value="2013-10-16T00:00:00" table:style-name="ce11">
            <text:p>16.10.20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4" table:style-name="ce4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PW Vergessen</text:p>
          </table:table-cell>
          <table:table-cell office:value-type="string" table:style-name="ce9">
            <text:p>„PW Vergessen“ Knopf drücken.</text:p>
          </table:table-cell>
          <table:table-cell office:value-type="string" table:style-name="ce9">
            <text:p>Popup mit UHD Info.</text:p>
          </table:table-cell>
          <table:table-cell office:value-type="string" table:style-name="ce12">
            <text:p>Nichts geschieht, Fenster geht nicht auf</text:p>
          </table:table-cell>
          <table:table-cell office:value-type="date" office:date-value="2013-10-15T00:00:00" table:style-name="ce13">
            <text:p>15.10.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Einloggen mit falschen Daten</text:p>
          </table:table-cell>
          <table:table-cell office:value-type="string" table:style-name="ce6">
            <text:p>Benutzername und PW in den jeweiligen Fenstern werden falsch geschrieben.</text:p>
          </table:table-cell>
          <table:table-cell office:value-type="string" table:style-name="ce6">
            <text:p>Fehlermeldung, Benutzername oder PW falsch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4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Eintrag erfassen, zurücksetzten</text:p>
          </table:table-cell>
          <table:table-cell office:value-type="string" table:style-name="ce9">
            <text:p>Felder werden beliebig ausgefüllt und der Knopf „zurücksetzen“ gedrückt.</text:p>
          </table:table-cell>
          <table:table-cell office:value-type="string" table:style-name="ce9">
            <text:p>Alle Felder sind geleert und entsprechen der Seite beim Aufruf</text:p>
          </table:table-cell>
          <table:table-cell office:value-type="string" table:style-name="ce12">
            <text:p>Nichts geschieht.</text:p>
          </table:table-cell>
          <table:table-cell office:value-type="date" office:date-value="2013-10-15T00:00:00" table:style-name="ce13">
            <text:p>15.10.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14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9">
            <text:p>T_Kalenderjahr</text:p>
          </table:table-cell>
          <table:table-cell office:value-type="string" table:style-name="ce9">
            <text:p>Es wird das Jahr „1999“ eingegeben.</text:p>
          </table:table-cell>
          <table:table-cell office:value-type="string" table:style-name="ce9">
            <text:p>Fehlermeldung wegen ungültiger Eingabe. Jahr und Kalenderwoche stimmen nicht überein.</text:p>
          </table:table-cell>
          <table:table-cell office:value-type="string" table:style-name="ce9">
            <text:p>Der Eintrag konnte erfasst werden.</text:p>
          </table:table-cell>
          <table:table-cell office:value-type="date" office:date-value="2013-10-15T00:00:00" table:style-name="ce13">
            <text:p>15.10.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14">
            <text:p>Fehlermeldung erschein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Eintrag erfassen</text:p>
          </table:table-cell>
          <table:table-cell office:value-type="string" table:style-name="ce9">
            <text:p>Felder werden richtig ausgefüllt und „speichern“ gedrückt.</text:p>
          </table:table-cell>
          <table:table-cell office:value-type="string" table:style-name="ce9">
            <text:p>„Wirklich speichern?“ mit Ja bestätigen. Eintrag muss in der DB erfasst sein.</text:p>
          </table:table-cell>
          <table:table-cell office:value-type="string" table:style-name="ce12">
            <text:p>Popup fehlt</text:p>
          </table:table-cell>
          <table:table-cell office:value-type="date" office:date-value="2013-10-15T00:00:00" table:style-name="ce13">
            <text:p>15.10.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9">
            <text:p>Eintrag erfassen abbrechen</text:p>
          </table:table-cell>
          <table:table-cell office:value-type="string" table:style-name="ce9">
            <text:p>Felder werden beliebig ausgefüllt und der Knopf „Speichern“ gedrückt. Popup mit „Abbrechen“ geschlossen.</text:p>
          </table:table-cell>
          <table:table-cell office:value-type="string" table:style-name="ce9">
            <text:p>Eintrag darf nicht in der DB erfasst werden.</text:p>
          </table:table-cell>
          <table:table-cell office:value-type="string" table:style-name="ce12">
            <text:p>Popup noch nicht vorhanden.</text:p>
          </table:table-cell>
          <table:table-cell office:value-type="date" office:date-value="2013-10-15T00:00:00" table:style-name="ce13">
            <text:p>15.10.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4" table:style-name="ce4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4" table:style-name="ce4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Arbeitsgruppe ansehen beenden</text:p>
          </table:table-cell>
          <table:table-cell office:value-type="string" table:style-name="ce9">
            <text:p>Ansicht „Arbeitsgruppe einsehen“ schließen.</text:p>
          </table:table-cell>
          <table:table-cell office:value-type="string" table:style-name="ce9">
            <text:p>Man gelangt auf den Suchbildschirm zurück und dieser ist geleert.</text:p>
          </table:table-cell>
          <table:table-cell office:value-type="string" table:style-name="ce9">
            <text:p>funktioniert nicht</text:p>
          </table:table-cell>
          <table:table-cell office:value-type="date" office:date-value="2013-10-16T00:00:00" table:style-name="ce11">
            <text:p>16.10.20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Woche eingeben, Jahr löschen</text:p>
          </table:table-cell>
          <table:table-cell office:value-type="string" table:style-name="ce9">
            <text:p>Woche eingeben, Jahr löschen</text:p>
          </table:table-cell>
          <table:table-cell office:value-type="string" table:style-name="ce9">
            <text:p>Fehlermeldung wegen ungültiger Eingabe. Jahr benötigt.</text:p>
          </table:table-cell>
          <table:table-cell office:value-type="string" table:style-name="ce9">
            <text:p>funktioniert nicht</text:p>
          </table:table-cell>
          <table:table-cell office:value-type="date" office:date-value="2013-10-16T00:00:00" table:style-name="ce11">
            <text:p>16.10.20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T_Woche</text:p>
          </table:table-cell>
          <table:table-cell office:value-type="string" table:style-name="ce9">
            <text:p>Mit Text „Hallo“ füllen</text:p>
          </table:table-cell>
          <table:table-cell office:value-type="string" table:style-name="ce9">
            <text:p>Fehlermeldung wegen ungültiger Eingabe. Nicht numerisch.</text:p>
          </table:table-cell>
          <table:table-cell office:value-type="string" table:style-name="ce9">
            <text:p>funktioniert nicht</text:p>
          </table:table-cell>
          <table:table-cell office:value-type="date" office:date-value="2013-10-16T00:00:00" table:style-name="ce11">
            <text:p>16.10.2013</text:p>
          </table:table-cell>
          <table:table-cell table:style-name="ce9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Nur Jahr angeben</text:p>
          </table:table-cell>
          <table:table-cell office:value-type="string" table:style-name="ce6">
            <text:p>Jahr 2013 ohne Woche eingeben</text:p>
          </table:table-cell>
          <table:table-cell office:value-type="string" table:style-name="ce6">
            <text:p>Es werden Gesamteinträge des Jahres ausgegeben.</text:p>
          </table:table-cell>
          <table:table-cell office:value-type="string" table:style-name="ce6">
            <text:p>funktioniert<text:s/></text:p>
          </table:table-cell>
          <table:table-cell office:value-type="date" office:date-value="2013-10-16T00:00:00" table:style-name="ce15">
            <text:p>16.10.20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oche und Jahr eingeben</text:p>
          </table:table-cell>
          <table:table-cell office:value-type="string" table:style-name="ce3">
            <text:p>Mit „weiter“ bestätigen</text:p>
          </table:table-cell>
          <table:table-cell office:value-type="string" table:style-name="ce3">
            <text:p>Passende Ausgabe.</text:p>
          </table:table-cell>
          <table:table-cell office:value-type="string" table:style-name="ce3">
            <text:p>noch keine Angaben vorhanden</text:p>
          </table:table-cell>
          <table:table-cell office:value-type="date" office:date-value="2013-10-16T00:00:00" table:style-name="ce16">
            <text:p>16.10.2013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Sachbearbeiter" table:style-name="ta1"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achbearbeit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as wird getestet?</text:p>
          </table:table-cell>
          <table:table-cell office:value-type="string" table:style-name="ce3">
            <text:p>Wie genau?</text:p>
          </table:table-cell>
          <table:table-cell office:value-type="string" table:style-name="ce3">
            <text:p>Was wird erwartet?</text:p>
          </table:table-cell>
          <table:table-cell office:value-type="string" table:style-name="ce3">
            <text:p>Was ist das Ergebnis?</text:p>
          </table:table-cell>
          <table:table-cell office:value-type="string" table:style-name="ce3">
            <text:p>Datum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6">
          <table:table-cell office:value-type="string" table:style-name="ce6">
            <text:p>PW Ändern</text:p>
          </table:table-cell>
          <table:table-cell office:value-type="string" table:style-name="ce6">
            <text:p>Altes PW eingeben, 2x das neue PW eingeben „Speichern“ drücken, danach versuchen mit dem neuen PW anzumelden.</text:p>
          </table:table-cell>
          <table:table-cell office:value-type="string" table:style-name="ce6">
            <text:p>Man kann sich mit dem neuen PW anmelden und es wird eine Meldung ausgegeben, dass PW Ändern erfolgreich war.</text:p>
          </table:table-cell>
          <table:table-cell table:number-columns-repeated="5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Falsches PW</text:p>
          </table:table-cell>
          <table:table-cell office:value-type="string" table:style-name="ce6">
            <text:p>Das alte PW wird falsch eingegeben.</text:p>
          </table:table-cell>
          <table:table-cell office:value-type="string" table:style-name="ce6">
            <text:p>Fehlermeldung, PW falsch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Neuen PW stimmen nicht überein</text:p>
          </table:table-cell>
          <table:table-cell office:value-type="string" table:style-name="ce6">
            <text:p>Neues PW und PW Wid. Sind nicht gleich.</text:p>
          </table:table-cell>
          <table:table-cell office:value-type="string" table:style-name="ce6">
            <text:p>Fehlermeldung, PW stimmen nicht überein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Altes PW und neues stimmen überein</text:p>
          </table:table-cell>
          <table:table-cell office:value-type="string" table:style-name="ce6">
            <text:p>Im Fenster „altes PW“ und „neues PW“/“neues PW Wid.“ stimmen überein.</text:p>
          </table:table-cell>
          <table:table-cell office:value-type="string" table:style-name="ce6">
            <text:p>Fehlermeldung wegen übereinstimmender PW.</text:p>
          </table:table-cell>
          <table:table-cell office:value-type="string" table:style-name="ce6">
            <text:p>Funktioniert, mit Ausgabe der passenden Fehlermeldung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5" table:style-name="ce17"/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6"/>
          <table:table-cell table:number-columns-repeated="16376" table:style-name="ce7"/>
        </table:table-row>
        <table:table-row table:style-name="ro6">
          <table:table-cell office:value-type="string" table:style-name="ce6">
            <text:p>Einloggen</text:p>
          </table:table-cell>
          <table:table-cell office:value-type="string" table:style-name="ce6">
            <text:p>Die richtigen Logindaten in die Felder „Benutzername“ und „PW“ eingeben und auf „Login“ drücken.</text:p>
          </table:table-cell>
          <table:table-cell office:value-type="string" table:style-name="ce6">
            <text:p>Der Benutzer kann mit seiner Rolle angemeldet werden und landet auf einer Einheitlichen Startseite mit angepasstem Baum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9">
            <text:p>PW Vergessen</text:p>
          </table:table-cell>
          <table:table-cell office:value-type="string" table:style-name="ce9">
            <text:p>„PW Vergessen“ Knopf drücken.</text:p>
          </table:table-cell>
          <table:table-cell office:value-type="string" table:style-name="ce9">
            <text:p>Popup mit UHD Info.</text:p>
          </table:table-cell>
          <table:table-cell office:value-type="string" table:style-name="ce12">
            <text:p>Nichts geschieht.</text:p>
          </table:table-cell>
          <table:table-cell office:value-type="date" office:date-value="2013-10-15T00:00:00" table:style-name="ce13">
            <text:p>15.10.13</text:p>
          </table:table-cell>
          <table:table-cell table:number-columns-repeated="3" table:style-name="ce9"/>
          <table:table-cell table:number-columns-repeated="16376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9">
            <text:p>Einloggen mit falschen Daten</text:p>
          </table:table-cell>
          <table:table-cell office:value-type="string" table:style-name="ce9">
            <text:p>Benutzername und PW in den jeweiligen Fenstern werden falsch geschrieben.</text:p>
          </table:table-cell>
          <table:table-cell office:value-type="string" table:style-name="ce9">
            <text:p>Fehlermeldung, Benutzername oder PW falsch.</text:p>
          </table:table-cell>
          <table:table-cell office:value-type="string" table:style-name="ce9">
            <text:p>Funktioniert, mit Ausgabe der passenden Fehlermeldung.</text:p>
          </table:table-cell>
          <table:table-cell office:value-type="date" office:date-value="2013-10-15T00:00:00" table:style-name="ce13">
            <text:p>15.10.13</text:p>
          </table:table-cell>
          <table:table-cell table:number-columns-repeated="3" table:style-name="ce9"/>
          <table:table-cell table:number-columns-repeated="16376" table:style-name="ce10"/>
        </table:table-row>
        <table:table-row table:style-name="ro2">
          <table:table-cell table:number-columns-repeated="5" table:style-name="ce4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9">
            <text:p>Eintrag erfassen, zurücksetzten</text:p>
          </table:table-cell>
          <table:table-cell office:value-type="string" table:style-name="ce9">
            <text:p>Felder werden beliebig ausgefüllt und der Knopf „zurücksetzen“ gedrückt.</text:p>
          </table:table-cell>
          <table:table-cell office:value-type="string" table:style-name="ce9">
            <text:p>Alle Felder sind geleert und entsprechen der Seite beim Aufruf</text:p>
          </table:table-cell>
          <table:table-cell office:value-type="string" table:style-name="ce12">
            <text:p>Funktioniert nicht.</text:p>
          </table:table-cell>
          <table:table-cell office:value-type="date" office:date-value="2013-10-15T00:00:00" table:style-name="ce13">
            <text:p>15.10.13</text:p>
          </table:table-cell>
          <table:table-cell table:number-columns-repeated="3" table:style-name="ce9"/>
          <table:table-cell table:number-columns-repeated="16376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3">
          <table:table-cell office:value-type="string" table:style-name="ce6">
            <text:p>Button Plus</text:p>
          </table:table-cell>
          <table:table-cell office:value-type="string" table:style-name="ce6">
            <text:p>Der Knopf „+“ wird betätigt</text:p>
          </table:table-cell>
          <table:table-cell office:value-type="string" table:style-name="ce6">
            <text:p>Das Textfeld daneben wird um 1 hochgezählt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3">
          <table:table-cell office:value-type="string" table:style-name="ce6">
            <text:p>Button Plus addiert</text:p>
          </table:table-cell>
          <table:table-cell office:value-type="string" table:style-name="ce6">
            <text:p>Es ist keine Zahl im Textfeld „Anzahl Einträge“ und der Knopf „+“ wird gedrückt.</text:p>
          </table:table-cell>
          <table:table-cell office:value-type="string" table:style-name="ce6">
            <text:p>Feld sollte bei 1 beginnen.</text:p>
          </table:table-cell>
          <table:table-cell office:value-type="string" table:style-name="ce14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5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9">
            <text:p>T_Kalenderjahr</text:p>
          </table:table-cell>
          <table:table-cell office:value-type="string" table:style-name="ce9">
            <text:p>Es wird das Jahr „1999“ eingegeben.</text:p>
          </table:table-cell>
          <table:table-cell office:value-type="string" table:style-name="ce9">
            <text:p>Fehlermeldung wegen ungültiger Eingabe. Jahr und Kalenderwoche stimmen nicht überein.</text:p>
          </table:table-cell>
          <table:table-cell office:value-type="string" table:style-name="ce12">
            <text:p>Eintag wird trotzdem gespeichert.</text:p>
          </table:table-cell>
          <table:table-cell office:value-type="date" office:date-value="2013-10-15T00:00:00" table:style-name="ce13">
            <text:p>15.10.13</text:p>
          </table:table-cell>
          <table:table-cell table:number-columns-repeated="3" table:style-name="ce9"/>
          <table:table-cell table:style-name="ce18"/>
          <table:table-cell table:number-columns-repeated="16375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6">
            <text:p>T_Kalenderjahr</text:p>
          </table:table-cell>
          <table:table-cell office:value-type="string" table:style-name="ce6">
            <text:p>Es wird ein Wort eingegeben „Hallo“</text:p>
          </table:table-cell>
          <table:table-cell office:value-type="string" table:style-name="ce6">
            <text:p>Fehlermeldung wegen ungültiger Eingabe. Nicht numerisch.</text:p>
          </table:table-cell>
          <table:table-cell office:value-type="string" table:style-name="ce14">
            <text:p>funktioniert</text:p>
          </table:table-cell>
          <table:table-cell office:value-type="date" office:date-value="2013-10-16T00:00:00" table:style-name="ce8">
            <text:p>16.10.13</text:p>
          </table:table-cell>
          <table:table-cell table:number-columns-repeated="3" table:style-name="ce6"/>
          <table:table-cell table:number-columns-repeated="16376" table:style-name="ce7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9">
            <text:p>Eintrag erfassen</text:p>
          </table:table-cell>
          <table:table-cell office:value-type="string" table:style-name="ce9">
            <text:p>Felder werden richtig ausgefüllt und „speichern“ gedrückt.</text:p>
          </table:table-cell>
          <table:table-cell office:value-type="string" table:style-name="ce9">
            <text:p>„Wirklich speichern?“ mit Ja bestätigen. Eintrag muss in der DB erfasst sein.</text:p>
          </table:table-cell>
          <table:table-cell office:value-type="string" table:style-name="ce12">
            <text:p>Kein Popup vorhanden.</text:p>
          </table:table-cell>
          <table:table-cell office:value-type="date" office:date-value="2013-10-15T00:00:00" table:style-name="ce13">
            <text:p>15.10.13</text:p>
          </table:table-cell>
          <table:table-cell table:number-columns-repeated="3" table:style-name="ce9"/>
          <table:table-cell table:number-columns-repeated="16376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3">
            <text:p>Eintrag erfassen abbrechen</text:p>
          </table:table-cell>
          <table:table-cell office:value-type="string" table:style-name="ce3">
            <text:p>Felder werden beliebig ausgefüllt und der Knopf „Speichern“ gedrückt. Popup mit „Abbrechen“ geschlossen.</text:p>
          </table:table-cell>
          <table:table-cell office:value-type="string" table:style-name="ce3">
            <text:p>Eintrag darf nicht in der DB erfasst werden.</text:p>
          </table:table-cell>
          <table:table-cell table:number-columns-repeated="5" table:style-name="ce3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ausloggen</text:p>
          </table:table-cell>
          <table:table-cell office:value-type="string" table:style-name="ce6">
            <text:p>„Logout“ Knopf wird gedrückt.</text:p>
          </table:table-cell>
          <table:table-cell office:value-type="string" table:style-name="ce6">
            <text:p>Man gelangt auf den Einloggen Bildschirm zurück.</text:p>
          </table:table-cell>
          <table:table-cell office:value-type="string" table:style-name="ce6">
            <text:p>Funktioniert.</text:p>
          </table:table-cell>
          <table:table-cell office:value-type="date" office:date-value="2013-10-15T00:00:00" table:style-name="ce8">
            <text:p>15.10.13</text:p>
          </table:table-cell>
          <table:table-cell table:style-name="ce6"/>
          <table:table-cell table:number-columns-repeated="16378" table:style-name="ce7"/>
        </table:table-row>
        <table:table-row table:style-name="ro2">
          <table:table-cell table:number-columns-repeated="5" table:style-name="ce4"/>
          <table:table-cell table:style-name="ce3"/>
          <table:table-cell table:number-columns-repeated="16378" table:style-name="ce1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lf Buckenmaier</meta:initial-creator>
    <dc:creator>Ralf</dc:creator>
    <meta:creation-date>2013-10-14T17:15:42Z</meta:creation-date>
    <dc:date>2013-10-16T08:08:11Z</dc:date>
    <meta:editing-cycles>22</meta:editing-cycles>
    <meta:editing-duration>PT0S</meta:editing-duration>
  </office:meta>
</office:document-meta>
</file>